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1.5pt" style:font-name-asian="Roboto1" style:font-size-asian="11.5pt" style:font-name-complex="Roboto1" style:font-size-complex="11.5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Roboto" fo:font-size="11.5pt" style:font-name-asian="Roboto1" style:font-size-asian="11.5pt" style:font-name-complex="Roboto1" style:font-size-complex="11.5pt"/>
    </style:style>
    <style:style style:name="T2" style:family="text">
      <style:text-properties fo:color="#1155cc" style:font-name="Roboto" fo:font-size="11.5pt" style:text-underline-style="solid" style:text-underline-width="auto" style:text-underline-color="font-color" style:font-name-asian="Roboto1" style:font-size-asian="11.5pt" style:font-name-complex="Roboto1" style:font-size-complex="11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elcome to the 🦙Llama Chile Shop🦙!</text:span></text:p>
      <text:p text:style-name="P1"/>
      <text:p text:style-name="Standard"><text:span text:style-name="T1">Hello Friends!</text:span></text:p>
      <text:p text:style-name="P1"/>
      <text:p text:style-name="Standard"><text:span text:style-name="T1">Welcome to June and the brand-spanking-new live-streaming schedule!</text:span></text:p>
      <text:p text:style-name="P1"/>
      <text:p text:style-name="Standard"><text:span text:style-name="T1">Saturday morning KickBack! <text:s/>Today is July 5, 2025 and are you hung-over from America’s birthday party? Ease back into things with a little Fortnite solo zero build with Gramps! 💥</text:span></text:p>
      <text:p text:style-name="P1"/>
      <text:p text:style-name="Standard"><text:span text:style-name="T1">Enjoy &amp; I look forward to your comments! </text:span></text:p>
      <text:p text:style-name="P1"/>
      <text:p text:style-name="Standard"><text:span text:style-name="T1">--gramps</text:span></text:p>
      <text:p text:style-name="P1"/>
      <text:p text:style-name="Standard"><text:span text:style-name="T1">------------------------------------------------</text:span></text:p>
      <text:p text:style-name="Standard"><text:span text:style-name="T1">The Llama Chile Shop is an old, retired, programmer who’s been playing PC games since there were PC games, and who is also an avid #3D-Printing enthusiast! <text:s/>Combining both passions resulted in the LCS. <text:s/>Gramps livestreams gameplay, mostly shooters and looters, in addition to just-released popular games, and #asmr videos of both real-time and timelapse videos of 3D-prints.</text:span></text:p>
      <text:p text:style-name="P1"/>
      <text:p text:style-name="Standard"><text:span text:style-name="T1">You can find Gramps on most all the social things - please follow and subscribe today!</text:span></text:p>
      <text:p text:style-name="P1"/>
      <text:p text:style-name="Standard"><text:span text:style-name="T1">🌐WWW - from here, you can go anywhere in the LlamaVerse!</text:span></text:p>
      <text:p text:style-name="Standard"><text:span text:style-name="T1"><text:s text:c="5"/></text:span><text:a xlink:type="simple" xlink:href="https://llamachile.shop" text:style-name="ListLabel_20_1" text:visited-style-name="ListLabel_20_1"><text:span text:style-name="T2">https://llamachile.shop</text:span></text:a><text:span text:style-name="T1"> <text:s/>← you can also find my stream schedule here! 📅</text:span></text:p>
      <text:p text:style-name="Standard"><text:span text:style-name="T1">🔴YouTube 🌟exclusively YT because it’s not Twitch👎</text:span></text:p>
      <text:p text:style-name="Standard"><text:span text:style-name="T1"><text:s text:c="5"/></text:span><text:a xlink:type="simple" xlink:href="https://www.youtube.com/@llamachileshop" text:style-name="ListLabel_20_1" text:visited-style-name="ListLabel_20_1"><text:span text:style-name="T2">https://www.youtube.com/@llamachileshop</text:span></text:a></text:p>
      <text:p text:style-name="Standard"><text:span text:style-name="T1">🟣Llama Chile Tube: View my videos ad-free!<text:line-break/> <text:s text:c="4"/>https://reels.llamachile.tube</text:span></text:p>
      <text:p text:style-name="Standard"><text:span text:style-name="T1">🐘Mastodon - All LCS announcements will appear here</text:span></text:p>
      <text:p text:style-name="Standard"><text:span text:style-name="T1"><text:s text:c="5"/>https://mastodon.llamachile.shop</text:span></text:p>
      <text:p text:style-name="Standard"><text:span text:style-name="T1">🦋Bluesky - Announcements &amp; picture posts of the Llama Life!</text:span></text:p>
      <text:p text:style-name="Standard"><text:soft-page-break/><text:span text:style-name="T1"><text:s text:c="5"/>https://bsky.app/profile/llamachileshop.bsky.social</text:span></text:p>
      <text:p text:style-name="P1"/>
      <text:p text:style-name="P2"><text:span text:style-name="T1">FAQ:</text:span></text:p>
      <text:p text:style-name="Standard"><text:span text:style-name="T1">Q: How old is gramps?</text:span></text:p>
      <text:p text:style-name="Standard"><text:span text:style-name="T1">A: Medicare old</text:span></text:p>
      <text:p text:style-name="P1"/>
      <text:p text:style-name="Standard"><text:span text:style-name="T1">Q: Where do you live?</text:span></text:p>
      <text:p text:style-name="Standard"><text:span text:style-name="T1">A: On a beach in Baja-California, MX</text:span></text:p>
      <text:p text:style-name="P1"/>
      <text:p text:style-name="Standard"><text:span text:style-name="T1">Q: Do you speak Spanish?</text:span></text:p>
      <text:p text:style-name="Standard"><text:span text:style-name="T1">A: Un poco</text:span></text:p>
      <text:p text:style-name="P1"/>
      <text:p text:style-name="Standard"><text:span text:style-name="T1">Q: What’s your job?</text:span></text:p>
      <text:p text:style-name="Standard"><text:span text:style-name="T1">A: Gramps is a retired programmer</text:span></text:p>
      <text:p text:style-name="P1"/>
      <text:p text:style-name="Standard"><text:span text:style-name="T1">Q: Do you have kids?</text:span></text:p>
      <text:p text:style-name="Standard"><text:span text:style-name="T1">A: No, I have two dogs: Grace (yellow lab) &amp; Annabelle (german shepherd)</text:span></text:p>
      <text:p text:style-name="P1"/>
      <text:p text:style-name="Standard"><text:span text:style-name="T1">Q: When did you start playing PC games?</text:span></text:p>
      <text:p text:style-name="Standard"><text:span text:style-name="T1">A: 1980, a TRS-80 Model I</text:span></text:p>
      <text:p text:style-name="P1"/>
      <text:p text:style-name="Standard"><text:span text:style-name="T1">Q: What was your first console?</text:span></text:p>
      <text:p text:style-name="Standard"><text:span text:style-name="T1">A: An Atari 2600 I bought in 1979</text:span></text:p>
      <text:p text:style-name="P1"/>
      <text:p text:style-name="Standard"><text:span text:style-name="T1">Q: Do you play console now?</text:span></text:p>
      <text:p text:style-name="Standard"><text:span text:style-name="T1">A: I have a PS4, PS5, a Switch (OLED), Oculus Rift, and an old Wii</text:span></text:p>
      <text:p text:style-name="P1"/>
      <text:p text:style-name="Standard"><text:span text:style-name="T1">Q: Can I play with you, while you’re streaming?</text:span></text:p>
      <text:p text:style-name="Standard"><text:soft-page-break/><text:span text:style-name="T1">A: No. <text:s/>And, please, don’t ask</text:span></text:p>
      <text:p text:style-name="P1"/>
      <text:p text:style-name="Standard"><text:span text:style-name="T1">Q: How do I join live voice-chat?</text:span></text:p>
      <text:p text:style-name="Standard"><text:span text:style-name="T1">A: You must be a discord subscriber - please see the site discord for more information</text:span></text:p>
      <text:p text:style-name="P1"/>
      <text:p text:style-name="Standard"><text:span text:style-name="T1">Q: What does the the 🤟hand mean in your logo?</text:span></text:p>
      <text:p text:style-name="Standard"><text:span text:style-name="T1">A: That means I am deaf/HoH (hard of hearing) and I welcome deaf/HoH viewers</text:span></text:p>
      <text:p text:style-name="P1"/>
      <text:p text:style-name="Standard"><text:span text:style-name="T1">Q: Do you use sign language?</text:span></text:p>
      <text:p text:style-name="Standard"><text:span text:style-name="T1">A: I am fluent in ASL (American Sign Language) but I rarely use it (opportunity)</text:span></text:p>
      <text:p text:style-name="P1"/>
      <text:p text:style-name="Standard"><text:span text:style-name="T1">Q: What do you do with all the 3d-printed stuff?</text:span></text:p>
      <text:p text:style-name="Standard"><text:span text:style-name="T1">A: Great question! <text:s/>Got any suggestions?</text:span></text:p>
      <text:p text:style-name="P1"/>
      <text:p text:style-name="Standard"><text:span text:style-name="T1">Q: What is your streaming set-up?</text:span></text:p>
      <text:p text:style-name="Standard"><text:span text:style-name="T1">A: Phew. <text:s/>Big question.</text:span></text:p>
      <text:p text:style-name="Standard"><text:span text:style-name="T1"><text:s text:c="4"/>I stream/play from a water-cooled AMD machine.</text:span></text:p>
      <text:p text:style-name="Standard"><text:span text:style-name="T1"><text:s text:c="4"/>I record/capture from an Intel NUC using EVGA XR1-Pro</text:span></text:p>
      <text:p text:style-name="Standard"><text:span text:style-name="T1"><text:s text:c="4"/>I control events with a Stream Deck</text:span></text:p>
      <text:p text:style-name="Standard"><text:span text:style-name="T1"><text:s text:c="4"/>I stream using Streamlabs desktop (ask me about it!)</text:span></text:p>
      <text:p text:style-name="Standard"><text:span text:style-name="T1"><text:s text:c="4"/>I edit videos using DaVinci resolve (opensource)</text:span></text:p>
      <text:p text:style-name="Standard"><text:span text:style-name="T1"><text:s text:c="4"/>My graphics are created using Krita (opensource)</text:span></text:p>
      <text:p text:style-name="P1"/>
      <text:p text:style-name="Standard"><text:span text:style-name="T1">Q: Yes, but what does Llama Chile Shop mean?</text:span></text:p>
      <text:p text:style-name="Standard"><text:span text:style-name="T1">A: Gramps is the Llama Chile Shop. Literall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Roboto" fo:font-family="Roboto" style:font-family-generic="roman" style:font-pitch="variable" fo:font-size="11.5pt" style:text-underline-style="solid" style:text-underline-width="auto" style:text-underline-color="font-color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55" meta:word-count="471" meta:character-count="2814" meta:non-whitespace-character-count="2346"/>
    <meta:generator>LibreOfficeDev/6.0.5.2$Linux_X86_64 LibreOffice_project/</meta:generator>
  </office:meta>
</office:document-meta>
</file>